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7-0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11-0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6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3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80356363636" calcext:value-type="float">
            <text:p>45.72803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81980689655" calcext:value-type="float">
            <text:p>45.72819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50952" calcext:value-type="float">
            <text:p>45.74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5795862069" calcext:value-type="float">
            <text:p>45.715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20273103448" calcext:value-type="float">
            <text:p>45.70202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29896" calcext:value-type="float">
            <text:p>45.7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63365517241" calcext:value-type="float">
            <text:p>45.7063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07112" calcext:value-type="float">
            <text:p>45.72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48184" calcext:value-type="float">
            <text:p>45.7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6832" calcext:value-type="float">
            <text:p>45.75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22819310345" calcext:value-type="float">
            <text:p>45.74228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8808516129" calcext:value-type="float">
            <text:p>45.748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56043870968" calcext:value-type="float">
            <text:p>45.7256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62128" calcext:value-type="float">
            <text:p>45.7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988" calcext:value-type="float">
            <text:p>45.75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9972" calcext:value-type="float">
            <text:p>45.74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05089032258" calcext:value-type="float">
            <text:p>45.7605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47367741936" calcext:value-type="float">
            <text:p>45.764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21488" calcext:value-type="float">
            <text:p>45.74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14054193548" calcext:value-type="float">
            <text:p>45.731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80416" calcext:value-type="float">
            <text:p>45.7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50606451613" calcext:value-type="float">
            <text:p>45.775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4434285714" calcext:value-type="float">
            <text:p>45.78444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2503225806" calcext:value-type="float">
            <text:p>45.793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57778064516" calcext:value-type="float">
            <text:p>45.7857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5335172414" calcext:value-type="float">
            <text:p>45.78453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5384516129" calcext:value-type="float">
            <text:p>45.785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21792" calcext:value-type="float">
            <text:p>45.7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18449032258" calcext:value-type="float">
            <text:p>45.7818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91785806452" calcext:value-type="float">
            <text:p>45.8091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70408" calcext:value-type="float">
            <text:p>45.76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62116129032" calcext:value-type="float">
            <text:p>45.76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2644" calcext:value-type="float">
            <text:p>45.79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89864" calcext:value-type="float">
            <text:p>45.78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96537142857" calcext:value-type="float">
            <text:p>45.7796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11161290323" calcext:value-type="float">
            <text:p>45.801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25296" calcext:value-type="float">
            <text:p>45.8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27456" calcext:value-type="float">
            <text:p>45.79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1757419355" calcext:value-type="float">
            <text:p>45.7741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25856" calcext:value-type="float">
            <text:p>45.78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9889032258" calcext:value-type="float">
            <text:p>45.7909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37708387097" calcext:value-type="float">
            <text:p>45.803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45008" calcext:value-type="float">
            <text:p>45.7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36957419355" calcext:value-type="float">
            <text:p>45.7436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05968" calcext:value-type="float">
            <text:p>45.7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5886451613" calcext:value-type="float">
            <text:p>45.8085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3102857143" calcext:value-type="float">
            <text:p>45.7533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41468387097" calcext:value-type="float">
            <text:p>45.764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3967483871" calcext:value-type="float">
            <text:p>45.8039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1214" calcext:value-type="float">
            <text:p>45.781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77112" calcext:value-type="float">
            <text:p>45.8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25388387097" calcext:value-type="float">
            <text:p>45.8525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8985806452" calcext:value-type="float">
            <text:p>45.8548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09624" calcext:value-type="float">
            <text:p>45.85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6639483871" calcext:value-type="float">
            <text:p>45.8466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6152" calcext:value-type="float">
            <text:p>45.8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8184" calcext:value-type="float">
            <text:p>45.84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7715862069" calcext:value-type="float">
            <text:p>45.837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4763870968" calcext:value-type="float">
            <text:p>45.844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0432258065" calcext:value-type="float">
            <text:p>45.8200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30656" calcext:value-type="float">
            <text:p>45.81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54712258065" calcext:value-type="float">
            <text:p>45.8154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31672" calcext:value-type="float">
            <text:p>45.81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3472" calcext:value-type="float">
            <text:p>45.8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32792258065" calcext:value-type="float">
            <text:p>45.8032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14248" calcext:value-type="float">
            <text:p>45.79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93868387097" calcext:value-type="float">
            <text:p>45.7793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30352" calcext:value-type="float">
            <text:p>45.7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5233548387" calcext:value-type="float">
            <text:p>45.7655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71351428572" calcext:value-type="float">
            <text:p>45.76713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29958709677" calcext:value-type="float">
            <text:p>45.7729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19608" calcext:value-type="float">
            <text:p>45.76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2295483871" calcext:value-type="float">
            <text:p>45.7622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25517241379" calcext:value-type="float">
            <text:p>45.7725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3192516129" calcext:value-type="float">
            <text:p>45.7731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4730322581" calcext:value-type="float">
            <text:p>45.7684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70408" calcext:value-type="float">
            <text:p>45.76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41179354839" calcext:value-type="float">
            <text:p>45.7541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5392" calcext:value-type="float">
            <text:p>45.74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8334193548" calcext:value-type="float">
            <text:p>45.7268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5165714286" calcext:value-type="float">
            <text:p>45.7165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05032258065" calcext:value-type="float">
            <text:p>45.69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97687741936" calcext:value-type="float">
            <text:p>45.6397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84152" calcext:value-type="float">
            <text:p>45.63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55704" calcext:value-type="float">
            <text:p>45.6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25808" calcext:value-type="float">
            <text:p>45.6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80972903226" calcext:value-type="float">
            <text:p>45.638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33778064516" calcext:value-type="float">
            <text:p>45.6333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02872" calcext:value-type="float">
            <text:p>45.63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73396129032" calcext:value-type="float">
            <text:p>45.647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16816" calcext:value-type="float">
            <text:p>45.66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0110967742" calcext:value-type="float">
            <text:p>45.6490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31617142857" calcext:value-type="float">
            <text:p>45.6531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02892903226" calcext:value-type="float">
            <text:p>45.6502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37883870968" calcext:value-type="float">
            <text:p>45.673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18474482759" calcext:value-type="float">
            <text:p>45.68184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1667096774" calcext:value-type="float">
            <text:p>45.628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16816" calcext:value-type="float">
            <text:p>45.66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05842580645" calcext:value-type="float">
            <text:p>45.6505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76345806452" calcext:value-type="float">
            <text:p>45.647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01272" calcext:value-type="float">
            <text:p>45.62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54541935484" calcext:value-type="float">
            <text:p>45.605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574" calcext:value-type="float">
            <text:p>45.61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93870967742" calcext:value-type="float">
            <text:p>45.609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20587586207" calcext:value-type="float">
            <text:p>45.61205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06247741936" calcext:value-type="float">
            <text:p>45.6306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43899354839" calcext:value-type="float">
            <text:p>45.644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18264" calcext:value-type="float">
            <text:p>45.65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9463225806" calcext:value-type="float">
            <text:p>45.6469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42368" calcext:value-type="float">
            <text:p>45.68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7739354839" calcext:value-type="float">
            <text:p>45.6687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5003870968" calcext:value-type="float">
            <text:p>45.6555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63248" calcext:value-type="float">
            <text:p>45.62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9544516129" calcext:value-type="float">
            <text:p>45.6259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92712" calcext:value-type="float">
            <text:p>45.62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41708" calcext:value-type="float">
            <text:p>45.664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02225714286" calcext:value-type="float">
            <text:p>45.6502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71024516129" calcext:value-type="float">
            <text:p>45.667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6010322581" calcext:value-type="float">
            <text:p>45.649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04904" calcext:value-type="float">
            <text:p>45.63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7744516129" calcext:value-type="float">
            <text:p>45.61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97868" calcext:value-type="float">
            <text:p>45.639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4113548387" calcext:value-type="float">
            <text:p>45.631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9041290323" calcext:value-type="float">
            <text:p>45.6289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4104" calcext:value-type="float">
            <text:p>45.62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5576774194" calcext:value-type="float">
            <text:p>45.6345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93576" calcext:value-type="float">
            <text:p>45.6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2976" calcext:value-type="float">
            <text:p>45.63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33297777778" calcext:value-type="float">
            <text:p>45.66332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24437419355" calcext:value-type="float">
            <text:p>45.6324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5036" calcext:value-type="float">
            <text:p>45.634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7996" calcext:value-type="float">
            <text:p>45.6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0084" calcext:value-type="float">
            <text:p>45.6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9228" calcext:value-type="float">
            <text:p>45.6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1326" calcext:value-type="float">
            <text:p>45.661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40" meta:object-count="0"/>
    <meta:user-defined meta:name="AppVersion">3.0</meta:user-defined>
  </office:meta>
</office:document-meta>
</file>